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" style:parent-style-name="DefaultParagraphFont" style:family="text">
      <style:text-properties style:font-name="Helvetica" fo:font-weight="bold" style:font-weight-asian="bold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weight-complex="bold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9" style:parent-style-name="DefaultParagraphFont" style:family="text">
      <style:text-properties style:font-name="Helvetica" fo:font-weight="bold" style:font-weight-asian="bold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7" style:parent-style-name="DefaultParagraphFont" style:family="text">
      <style:text-properties style:font-name="Helvetica"/>
    </style:style>
  </office:automatic-styles>
  <office:body>
    <office:text text:use-soft-page-breaks="true">
      <text:p text:style-name="P1"><text:span text:style-name="T2">Lecture 1.0 - Introduction</text:span></text:p>
      <text:p text:style-name="P3">https://iu.zoom.us/rec/share/jnb8Zqs7YdoSu1lkUIe30UKPkFFfQrj4g20z-C_JUsG4A0-plar5FuDryRGxk1h_.VsHog4_f8s01GBw8</text:p>
      <text:p text:style-name="P4"/>
      <text:p text:style-name="P5">Lecture 1.1 – Circuits and Layout Part 1</text:p>
      <text:p text:style-name="P6">No video</text:p>
      <text:p text:style-name="P7"/>
      <text:p text:style-name="P8"><text:span text:style-name="T9">Lecture 1.2 - Circuits and Layout Part 2</text:span></text:p>
      <text:p text:style-name="P10">https://iu.zoom.us/rec/share/YILa-vcoLwICNExG-be6mUoN29LVjLJbNXQNPvIgbqpVozxCXJcJ8QFEnua9EVSD.YGRescF_B16QOEGJ</text:p>
      <text:p text:style-name="P11"/>
      <text:p text:style-name="P12">Tutorial – Layout of NAND2</text:p>
      <text:p text:style-name="P13">https://iu.zoom.us/rec/share/uvrv1HJ1LNUP7EzxkAnkTmhjgtn3RsEY4ZYtbB33m61RFHhLcZtGE2pZZJZpSsoH.68O4ume8xyCByB-7?startTime=1705601846000</text:p>
      <text:p text:style-name="P14"/>
      <text:p text:style-name="P15">Lecture 3.0 – Transistor Theory</text:p>
      <text:p text:style-name="P16"><text:span text:style-name="T17">https://iu.zoom.us/rec/share/zIon3LyedgU9a5UBxU4Tj-iCB1t-iw6ZFqmR_mricdNYWt1n_1Bk1SgfU42GMovw.zdOr2Tpr98ELeWc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veless, Daniel</dc:creator>
    <meta:creation-date>2024-01-23T14:59:00Z</meta:creation-date>
    <dc:date>2024-01-23T20:28:00Z</dc:date>
    <meta:template xlink:href="Normal.dotm" xlink:type="simple"/>
    <meta:editing-cycles>3</meta:editing-cycles>
    <meta:editing-duration>PT60S</meta:editing-duration>
    <meta:document-statistic meta:page-count="1" meta:paragraph-count="1" meta:word-count="96" meta:character-count="648" meta:row-count="4" meta:non-whitespace-character-count="553"/>
  </office:meta>
</office:document-meta>
</file>